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Formula">
      <style:graphic-properties style:vertical-pos="middle" style:vertical-rel="tex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to1" text:anchor-type="as-char" svg:width="12.076cm" svg:height="0.485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Sutekh</meta:initial-creator>
    <meta:creation-date>2006-01-07T11:10:03</meta:creation-date>
    <dc:creator>Sutekh</dc:creator>
    <dc:date>2006-01-07T11:22:34</dc:date>
    <dc:language>es-ES</dc:language>
    <meta:editing-cycles>2</meta:editing-cycles>
    <meta:editing-duration>PT12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" meta:page-count="1" meta:paragraph-count="1" meta:word-count="0" meta:character-count="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>a</math:mi>
          <math:mo math:stretchy="false"></math:mo>
          <math:mrow>
            <math:mi>b</math:mi>
            <math:mo math:stretchy="false">/</math:mo>
            <math:mi>c</math:mi>
          </math:mrow>
        </math:mrow>
        <math:mo math:stretchy="false">=</math:mo>
        <math:mrow>
          <math:mi>d</math:mi>
          <math:mo math:stretchy="false">−</math:mo>
          <math:mi>e</math:mi>
        </math:mrow>
      </math:mrow>
      <math:mrow>
        <math:mo math:stretchy="false"></math:mo>
        <math:mo math:stretchy="false"></math:mo>
      </math:mrow>
      <math:mrow>
        <math:mrow>
          <math:mrow>
            <math:mi>f</math:mi>
            <math:mo math:stretchy="false">⋅</math:mo>
            <math:mi>g</math:mi>
          </math:mrow>
          <math:mo math:stretchy="false"></math:mo>
          <math:mi>h</math:mi>
        </math:mrow>
        <math:mo math:stretchy="false"></math:mo>
        <math:mi>i</math:mi>
      </math:mrow>
      <math:mi>j</math:mi>
      <math:mi>k</math:mi>
      <math:mi>l</math:mi>
      <math:mi>m</math:mi>
      <math:mi>n</math:mi>
      <math:mi>o</math:mi>
      <math:mi>p</math:mi>
      <math:mi>q</math:mi>
      <math:mi>r</math:mi>
      <math:mi>s</math:mi>
      <math:mi>t</math:mi>
      <math:mi>u</math:mi>
      <math:mi>v</math:mi>
      <math:mi>w</math:mi>
      <math:mi>x</math:mi>
      <math:mi>y</math:mi>
      <math:mi>z</math:mi>
      <math:mn>1</math:mn>
      <math:mn>2</math:mn>
      <math:mn>3</math:mn>
      <math:mn>4</math:mn>
      <math:mn>5</math:mn>
      <math:mn>6</math:mn>
      <math:mn>7</math:mn>
      <math:mn>8</math:mn>
      <math:mn>9</math:mn>
      <math:mn>0</math:mn>
    </math:mrow>
    <math:annotation math:encoding="StarMath 5.0">a + b / c = d - e ( ) f cdot g &gt; h &lt; i  j k l m n o p q r s t u v w x y z 1 2 3 4 5 6 7 8 9 0 </math:annotation>
  </math:semantics>
</math:math>
</file>